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0e4a6" draw:textarea-horizontal-align="left" draw:textarea-vertical-align="top" draw:auto-grow-height="false" fo:min-height="13.988cm" fo:min-width="7.4cm"/>
    </style:style>
    <style:style style:name="gr2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0.903cm" fo:min-width="4.561cm"/>
    </style:style>
    <style:style style:name="gr3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0.904cm" fo:min-width="4.561cm"/>
    </style:style>
    <style:style style:name="gr4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0.9cm" fo:min-width="4.563cm"/>
    </style:style>
    <style:style style:name="gr5" style:family="graphic" style:parent-style-name="standard">
      <style:graphic-properties draw:stroke="none" svg:stroke-color="#000000" draw:fill="none" draw:fill-color="#cccccc" fo:min-height="1.44cm" fo:min-width="3.562cm"/>
    </style:style>
    <style:style style:name="gr6" style:family="graphic" style:parent-style-name="standard">
      <style:graphic-properties draw:stroke="none" svg:stroke-color="#000000" draw:fill-color="#66cc00" draw:textarea-horizontal-align="justify" draw:textarea-vertical-align="middle" draw:auto-grow-height="false" fo:min-height="0.519cm" fo:min-width="3.821cm"/>
    </style:style>
    <style:style style:name="gr7" style:family="graphic" style:parent-style-name="standard">
      <style:graphic-properties draw:stroke="none" svg:stroke-color="#000000" draw:fill-color="#e4e5e6" draw:textarea-horizontal-align="justify" draw:textarea-vertical-align="middle" draw:auto-grow-height="false" fo:min-height="0.519cm" fo:min-width="3.821cm"/>
    </style:style>
    <style:style style:name="gr8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3.569cm" fo:min-width="4.775cm"/>
    </style:style>
    <style:style style:name="gr9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3.567cm" fo:min-width="4.776cm"/>
    </style:style>
    <style:style style:name="gr10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3.567cm" fo:min-width="4.775cm"/>
    </style:style>
    <style:style style:name="gr11" style:family="graphic" style:parent-style-name="standard">
      <style:graphic-properties draw:stroke="none" svg:stroke-color="#000000" draw:fill-color="#66cc00" draw:textarea-horizontal-align="justify" draw:textarea-vertical-align="middle" draw:auto-grow-height="false" fo:min-height="0.522cm" fo:min-width="3.822cm"/>
    </style:style>
    <style:style style:name="gr12" style:family="graphic" style:parent-style-name="standard">
      <style:graphic-properties draw:stroke="none" svg:stroke-color="#000000" draw:fill="none" draw:fill-color="#cccccc" fo:min-height="1.44cm" fo:min-width="3.931cm"/>
    </style:style>
    <style:style style:name="gr13" style:family="graphic" style:parent-style-name="standard">
      <style:graphic-properties draw:stroke="none" svg:stroke-color="#000000" draw:fill-color="#e4e5e6" draw:textarea-horizontal-align="justify" draw:textarea-vertical-align="middle" draw:auto-grow-height="false" fo:min-height="0.412cm" fo:min-width="3.841cm"/>
    </style:style>
    <style:style style:name="gr14" style:family="graphic" style:parent-style-name="objectwithoutfill">
      <style:graphic-properties draw:marker-start="Arrow" draw:marker-start-width="0.4cm" draw:marker-end="Arrow" draw:marker-end-width="0.4cm" draw:fill="none" draw:textarea-horizontal-align="center" draw:textarea-vertical-align="middle"/>
    </style:style>
    <style:style style:name="gr15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3.569cm" fo:min-width="4.774cm"/>
    </style:style>
    <style:style style:name="gr16" style:family="graphic" style:parent-style-name="standard">
      <style:graphic-properties draw:stroke="none" svg:stroke-color="#000000" draw:fill-color="#e4e5e6" draw:textarea-horizontal-align="justify" draw:textarea-vertical-align="middle" draw:auto-grow-height="false" fo:min-height="0.413cm" fo:min-width="3.841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d0e4a6"/>
      <style:paragraph-properties fo:text-align="center"/>
      <style:text-properties fo:font-size="18pt" fo:font-weight="bold" style:font-size-asian="16pt" style:font-weight-asian="bold" style:font-size-complex="16pt" style:font-weight-complex="bold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cccccc"/>
      <style:paragraph-properties fo:text-align="center"/>
      <style:text-properties fo:font-size="18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66cc00"/>
      <style:paragraph-properties fo:text-align="center"/>
      <style:text-properties fo:color="#ffffff" fo:font-size="18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font-size="15.6999998092651pt"/>
    </style:style>
    <style:style style:name="P7" style:family="paragraph">
      <loext:graphic-properties draw:fill-color="#e4e5e6"/>
      <style:paragraph-properties fo:text-align="center"/>
      <style:text-properties fo:color="#000000" fo:font-size="15.6999998092651pt" fo:font-weight="normal" style:font-size-asian="14pt" style:font-weight-asian="normal" style:font-size-complex="14pt" style:font-weight-complex="normal"/>
    </style:style>
    <style:style style:name="P8" style:family="paragraph">
      <loext:graphic-properties draw:fill-color="#e4e5e6"/>
      <style:paragraph-properties fo:text-align="center"/>
      <style:text-properties fo:color="#000000" fo:font-size="15.6999998092651pt" fo:font-weight="normal" style:font-size-asian="16pt" style:font-weight-asian="normal" style:font-size-complex="16pt" style:font-weight-complex="normal"/>
    </style:style>
    <style:style style:name="P9" style:family="paragraph">
      <loext:graphic-properties draw:fill-color="#66cc00"/>
      <style:paragraph-properties fo:text-align="center"/>
      <style:text-properties fo:color="#ffffff" fo:font-size="15.6999998092651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e4e5e6"/>
      <style:paragraph-properties fo:text-align="center"/>
      <style:text-properties fo:color="#000000" style:font-name="Courier2" fo:font-size="15.6999998092651pt" fo:font-weight="normal" style:font-size-asian="14pt" style:font-weight-asian="normal" style:font-size-complex="14pt" style:font-weight-complex="norma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4pt" fo:font-weight="normal" style:font-size-asian="16pt" style:font-weight-asian="normal" style:font-size-complex="16pt" style:font-weight-complex="normal"/>
    </style:style>
    <style:style style:name="T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Courier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cm" svg:height="14.238cm" svg:x="0.027cm" svg:y="0.288cm">
          <text:p text:style-name="P1"><text:span text:style-name="T1">HA Clu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97cm" svg:height="11.289cm" draw:transform="skewX (-0.000523598775598299) rotate (0.000698131700797732) translate (1.784cm 1.83cm)">
          <text:p/>
          <draw:enhanced-geometry svg:viewBox="0 0 21600 21600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197cm" svg:height="11.29cm" draw:transform="skewX (-0.000698131700797732) rotate (0.000698131700797732) translate (1.461cm 2.108cm)">
          <text:p/>
          <draw:enhanced-geometry svg:viewBox="0 0 21600 21600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9cm" svg:height="11.286cm" draw:transform="skewX (-0.000174532925199433) rotate (0.000698131700797732) translate (1.145cm 2.43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421cm" svg:height="1.69cm" svg:x="1.578cm" svg:y="2.494cm">
          <draw:text-box>
            <text:p text:style-name="P1"><text:span text:style-name="T1">Control node</text:span></text:p>
          </draw:text-box>
        </draw:frame>
        <draw:custom-shape draw:style-name="gr6" draw:text-style-name="P5" draw:layer="layout" svg:width="4.459cm" svg:height="0.907cm" draw:transform="rotate (0.000698131700797732) translate (1.549cm 12.347cm)">
          <text:p text:style-name="P1"><text:span text:style-name="T2">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459cm" svg:height="0.907cm" draw:transform="rotate (0.000698131700797732) translate (1.549cm 10.142cm)">
          <text:p text:style-name="P6"><text:span text:style-name="T3">Message queu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459cm" svg:height="0.907cm" draw:transform="rotate (0.000698131700797732) translate (1.549cm 11.245cm)">
          <text:p text:style-name="P6"><text:span text:style-name="T3">Databa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459cm" svg:height="0.907cm" draw:transform="rotate (0.000698131700797732) translate (1.549cm 9.039cm)">
          <text:p text:style-name="P6"><text:span text:style-name="T3">Identity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459cm" svg:height="0.907cm" draw:transform="skewX (-0.0010471975511966) rotate (0.000698131700797732) translate (1.549cm 7.935cm)">
          <text:p text:style-name="P6"><text:span text:style-name="T4">Imag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459cm" svg:height="0.907cm" draw:transform="rotate (0.000698131700797732) translate (1.549cm 6.832cm)">
          <text:p text:style-name="P6"><text:span text:style-name="T3">Block storag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459cm" svg:height="0.907cm" draw:transform="rotate (0.000698131700797732) translate (1.549cm 5.728cm)">
          <text:p text:style-name="P6"><text:span text:style-name="T3">Networkin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459cm" svg:height="0.907cm" draw:transform="rotate (0.000698131700797732) translate (1.549cm 3.522cm)">
          <text:p text:style-name="P6"><text:span text:style-name="T4">Dashboard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" draw:id="id1" draw:layer="layout" svg:width="4.459cm" svg:height="0.907cm" draw:transform="rotate (0.000698131700797732) translate (1.549cm 4.625cm)">
          <text:p text:style-name="P6"><text:span text:style-name="T4">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275cm" svg:height="3.819cm" draw:transform="skewX (-0.000349065850398866) rotate (0.000698131700797732) translate (13.611cm 0.164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76cm" svg:height="3.817cm" draw:transform="skewX (-0.000349065850398866) rotate (0.000698131700797732) translate (13.411cm 0.367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275cm" svg:height="3.819cm" draw:transform="skewX (-0.000349065850398866) rotate (0.000698131700797732) translate (13.21cm 0.57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275cm" svg:height="3.817cm" draw:transform="skewX (-0.000349065850398866) rotate (0.000698131700797732) translate (13.011cm 0.774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4.46cm" svg:height="0.91cm" draw:transform="skewX (-0.0010471975511966) rotate (0.000698131700797732) translate (13.419cm 3.502cm)">
          <text:p text:style-name="P6"><text:span text:style-name="T5">OS</text:span></text:p>
          <draw:enhanced-geometry svg:viewBox="0 0 21600 21600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4.446cm" svg:height="1.69cm" svg:x="13.427cm" svg:y="0.762cm">
          <draw:text-box>
            <text:p text:style-name="P1"><text:span text:style-name="T1">Compute node</text:span></text:p>
          </draw:text-box>
        </draw:frame>
        <draw:custom-shape draw:style-name="gr13" draw:text-style-name="P10" draw:layer="layout" svg:width="4.459cm" svg:height="0.78cm" draw:transform="rotate (0.000698131700797732) translate (13.42cm 2.606cm)">
          <text:p text:style-name="P6"><text:span text:style-name="T6">libvir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1" draw:layer="layout" draw:type="curve" svg:x1="6.008cm" svg:y1="5.075cm" svg:x2="13.42cm" svg:y2="2.095cm" draw:start-shape="id1" draw:start-glue-point="1" draw:end-shape="id2" svg:d="M6008 5075c5560 0 1855-2980 7412-2980" svg:viewBox="0 0 7413 2981">
          <text:p/>
        </draw:connector>
        <draw:custom-shape draw:style-name="gr8" draw:text-style-name="P3" draw:layer="layout" svg:width="5.275cm" svg:height="3.819cm" draw:transform="skewX (-0.000349065850398866) rotate (0.000698131700797732) translate (13.611cm 4.954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275cm" svg:height="3.819cm" draw:transform="skewX (0.000349065850398866) rotate (0.000698131700797732) translate (13.411cm 5.158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275cm" svg:height="3.817cm" draw:transform="skewX (-0.000523598775598299) rotate (0.000698131700797732) translate (13.21cm 5.362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5.274cm" svg:height="3.819cm" draw:transform="skewX (0.000349065850398866) rotate (0.000698131700797732) translate (13.011cm 5.566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4.46cm" svg:height="0.91cm" draw:transform="rotate (0.000698131700797732) translate (13.419cm 8.293cm)">
          <text:p text:style-name="P6"><text:span text:style-name="T5">OS</text:span></text:p>
          <draw:enhanced-geometry svg:viewBox="0 0 21600 21600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4.446cm" svg:height="1.69cm" svg:x="13.427cm" svg:y="5.553cm">
          <draw:text-box>
            <text:p text:style-name="P1"><text:span text:style-name="T1">Compute node</text:span></text:p>
          </draw:text-box>
        </draw:frame>
        <draw:custom-shape draw:style-name="gr16" draw:text-style-name="P7" xml:id="id3" draw:id="id3" draw:layer="layout" svg:width="4.459cm" svg:height="0.781cm" draw:transform="rotate (0.000698131700797732) translate (13.42cm 6.496cm)">
          <text:p text:style-name="P6"><text:span text:style-name="T6">nova-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459cm" svg:height="0.781cm" draw:transform="rotate (0.000698131700797732) translate (13.42cm 7.396cm)">
          <text:p text:style-name="P6"><text:span text:style-name="T6">libvir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275cm" svg:height="3.819cm" draw:transform="skewX (-0.000349065850398866) rotate (0.000698131700797732) translate (13.611cm 9.745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76cm" svg:height="3.817cm" draw:transform="skewX (-0.000349065850398866) rotate (0.000698131700797732) translate (13.411cm 9.948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275cm" svg:height="3.819cm" draw:transform="skewX (-0.000349065850398866) rotate (0.000698131700797732) translate (13.21cm 10.152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275cm" svg:height="3.817cm" draw:transform="skewX (-0.000349065850398866) rotate (0.000698131700797732) translate (13.011cm 10.355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4.46cm" svg:height="0.91cm" draw:transform="skewX (-0.0010471975511966) rotate (0.000698131700797732) translate (13.419cm 13.083cm)">
          <text:p text:style-name="P6"><text:span text:style-name="T5">OS</text:span></text:p>
          <draw:enhanced-geometry svg:viewBox="0 0 21600 21600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4.446cm" svg:height="1.69cm" svg:x="13.427cm" svg:y="10.343cm">
          <draw:text-box>
            <text:p text:style-name="P1"><text:span text:style-name="T1">Compute node</text:span></text:p>
          </draw:text-box>
        </draw:frame>
        <draw:custom-shape draw:style-name="gr16" draw:text-style-name="P7" xml:id="id4" draw:id="id4" draw:layer="layout" svg:width="4.459cm" svg:height="0.781cm" draw:transform="rotate (0.000698131700797732) translate (13.42cm 11.286cm)">
          <text:p text:style-name="P6"><text:span text:style-name="T6">nova-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4.459cm" svg:height="0.78cm" draw:transform="rotate (0.000698131700797732) translate (13.42cm 12.187cm)">
          <text:p text:style-name="P6"><text:span text:style-name="T6">libvir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1" draw:layer="layout" draw:type="curve" svg:x1="6.008cm" svg:y1="5.075cm" svg:x2="13.42cm" svg:y2="6.886cm" draw:start-shape="id1" draw:start-glue-point="1" draw:end-shape="id3" draw:end-glue-point="3" svg:d="M6008 5075c5560 0 1855 1811 7412 1811" svg:viewBox="0 0 7413 1812">
          <text:p/>
        </draw:connector>
        <draw:connector draw:style-name="gr14" draw:text-style-name="P11" draw:layer="layout" draw:type="curve" svg:x1="6.008cm" svg:y1="5.075cm" svg:x2="13.42cm" svg:y2="11.676cm" draw:start-shape="id1" draw:start-glue-point="1" draw:end-shape="id4" draw:end-glue-point="3" svg:d="M6008 5075c5560 0 1855 6601 7412 6601" svg:viewBox="0 0 7413 6602">
          <text:p/>
        </draw:connector>
        <draw:custom-shape draw:style-name="gr13" draw:text-style-name="P7" xml:id="id2" draw:id="id2" draw:layer="layout" svg:width="4.459cm" svg:height="0.78cm" draw:transform="rotate (0.000698131700797732) translate (13.42cm 1.705cm)">
          <text:p text:style-name="P6"><text:span text:style-name="T6">nova-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2T14:23:42.957184117</meta:creation-date>
    <dc:date>2016-04-12T16:09:33.461843851</dc:date>
    <dc:creator>Adam Spiers</dc:creator>
    <meta:editing-duration>PT12M39S</meta:editing-duration>
    <meta:editing-cycles>6</meta:editing-cycles>
    <meta:generator>LibreOffice/5.0.4.2$Linux_X86_64 LibreOffice_project/00m0$Build-2</meta:generator>
    <meta:document-statistic meta:object-count="41"/>
  </office:meta>
</office:document-meta>
</file>